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HelveticaNeue-Light, 'Helvetica Neue Light', 'Helvetica Neue', Helvetica, Arial, 'Lucida Grande',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1055in" fo:widows="1" fo:text-indent="0in" style:auto-text-indent="false" fo:background-color="transparent" fo:padding="0in" fo:border="none">
        <style:background-image/>
      </style:paragraph-properties>
      <style:text-properties fo:font-variant="normal" fo:text-transform="none" fo:color="#444444" style:font-name="Open Sans" fo:font-size="11.3500003814697pt" fo:letter-spacing="normal" fo:font-style="normal" fo:font-weight="normal"/>
    </style:style>
    <style:style style:name="P2" style:family="paragraph" style:parent-style-name="Heading_20_3">
      <style:text-properties fo:font-variant="normal" fo:text-transform="none" fo:color="#333333" style:font-name="Open Sans" fo:letter-spacing="normal" fo:font-style="normal" fo:font-weight="bold"/>
    </style:style>
    <style:style style:name="P3" style:family="paragraph" style:parent-style-name="Text_20_body" style:list-style-name="L1">
      <style:paragraph-properties fo:margin-left="0in" fo:margin-right="0in" fo:margin-top="0in" fo:margin-bottom="0in" style:line-height-at-least="0.1055in" fo:widows="1" fo:text-indent="0in" style:auto-text-indent="false" fo:background-color="transparent" fo:padding="0in" fo:border="none">
        <style:background-image/>
      </style:paragraph-properties>
      <style:text-properties fo:font-variant="normal" fo:text-transform="none" fo:color="#444444" style:font-name="Open Sans" fo:font-size="11.3500003814697pt" fo:letter-spacing="normal" fo:font-style="normal" fo:font-weight="normal"/>
    </style:style>
    <style:style style:name="P4" style:family="paragraph" style:parent-style-name="Text_20_body" style:list-style-name="L1">
      <style:paragraph-properties fo:margin-left="0in" fo:margin-right="0in" style:line-height-at-least="0.1055in" fo:widows="1" fo:text-indent="0in" style:auto-text-indent="false" fo:background-color="transparent" fo:padding="0in" fo:border="none">
        <style:background-image/>
      </style:paragraph-properties>
      <style:text-properties fo:font-variant="normal" fo:text-transform="none" fo:color="#444444" style:font-name="Open Sans" fo:font-size="11.3500003814697pt" fo:letter-spacing="normal" fo:font-style="normal" fo:font-weight="normal"/>
    </style:style>
    <style:style style:name="T1" style:family="text">
      <style:text-properties fo:font-variant="normal" fo:text-transform="none" fo:color="#333333" style:font-name="Open Sans" fo:letter-spacing="normal" fo:font-style="normal" fo:font-weight="bol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Facebook Design Teardown</text:h>
      <text:p text:style-name="Text_20_body"><text:line-break/><text:span text:style-name="T1">Profile Page</text:span></text:p>
      <text:list xml:id="list6023708344164896819" text:style-name="L1">
        <text:list-item>
          <text:p text:style-name="P3">Go to each of the links above and immediately squint your eyes so you can't really see what they say.</text:p>
        </text:list-item>
      </text:list>
      <text:p text:style-name="P1"/>
      <text:list xml:id="list2032663723" text:continue-numbering="true" text:style-name="L1">
        <text:list-item>
          <text:p text:style-name="P3">Sketch on a sheet of paper what the approximate visual hierarchy looks like -- what areas are denser and what areas are more sparse?</text:p>
        </text:list-item>
      </text:list>
      <text:p text:style-name="P1"/>
      <text:p text:style-name="P1">The profile picture is first in the visual hierarchy. <text:s/>While the cover photo takes up more physical space than the profile picture, the profile picture is positioned to so as to appear that it is "on top" of the cover photo, relegating the cover photo to second place in the visual hierarchy, followed by the user's latest status post (if an image is a part of the post, if not, the ads on the right may outrank the post in the visual hierarchy).</text:p>
      <text:p text:style-name="P1"/>
      <text:list xml:id="list1655122061" text:continue-numbering="true" text:style-name="L1">
        <text:list-item>
          <text:p text:style-name="P3">Open your eyes and ask yourself "who is the most likely user of this page?"</text:p>
        </text:list-item>
      </text:list>
      <text:p text:style-name="P1"/>
      <text:p text:style-name="P1">The owner of the profile.</text:p>
      <text:p text:style-name="P1"/>
      <text:list xml:id="list2126585712" text:continue-numbering="true" text:style-name="L1">
        <text:list-item>
          <text:p text:style-name="P3">What is that user's critical goal on that page?</text:p>
        </text:list-item>
      </text:list>
      <text:p text:style-name="P1"/>
      <text:p text:style-name="P1">To make a post to their timeline.</text:p>
      <text:p text:style-name="P1"/>
      <text:list xml:id="list1801510639" text:continue-numbering="true" text:style-name="L1">
        <text:list-item>
          <text:p text:style-name="P3">Does the visual hierarchy you sketched lead to that goal?</text:p>
        </text:list-item>
      </text:list>
      <text:p text:style-name="P1"/>
      <text:p text:style-name="P1">Somewhat. <text:s/>The section used to make a post is 3rd-ish on the visual hierarchy, but at least it does occupy the center of the screen, so that helps.</text:p>
      <text:p text:style-name="P1"/>
      <text:list xml:id="list1463156696" text:continue-numbering="true" text:style-name="L1">
        <text:list-item>
          <text:p text:style-name="P3">Do the relationships between the elements lead you to that goal (remember your CRAP principles)?</text:p>
        </text:list-item>
      </text:list>
      <text:p text:style-name="P1"/>
      <text:p text:style-name="P1">In reference to color, no, it does not lead to the goal of adding a post to the timeline. <text:s/>Color is used to emphasize the graphics, which consist of the profile picture, the cover photo, and the ads, as well as the dark blue navigation bar, but none of these lead to the goal of making a post on the user's timeline. <text:s/>The section where the user makes a post is in white and a very light blue, making that section almost fade into the background. <text:s/>What does help is that is is centered on the page.</text:p>
      <text:p text:style-name="P1"/>
      <text:p text:style-name="P1">Repetition is used well in that the page does have a cohesive look to it, with elements sharing the same color scheme/designs/fonts, etc., and this builds trust within the user, which, on a site based on giving away all of your personal information, is key.</text:p>
      <text:p text:style-name="P1"/>
      <text:p text:style-name="P1">Alignment is used very well, the page gives off an orderly vibe.</text:p>
      <text:p text:style-name="P1"/>
      <text:p text:style-name="P1">Positioning is also used well, the elements and their relationship to one another make sense, they do add up to a cohesive whole, and they don't get in each other's way.</text:p>
      <text:p text:style-name="P1"/>
      <text:list xml:id="list1285133951" text:continue-numbering="true" text:style-name="L1">
        <text:list-item>
          <text:p text:style-name="P3">What font families are most prominent on the page? (use the WhatFont add-on or your <text:soft-page-break/>browser's developer tools to inspect this).</text:p>
        </text:list-item>
      </text:list>
      <text:p text:style-name="P1"/>
      <text:p text:style-name="P1">Helvetica, helvetica neue, arial, "lucida grande," and sans-serif.</text:p>
      <text:p text:style-name="P1"/>
      <text:list xml:id="list701579007" text:continue-numbering="true" text:style-name="L1">
        <text:list-item>
          <text:p text:style-name="P3">How do these font families contribute to or take away from the site's flow?</text:p>
        </text:list-item>
      </text:list>
      <text:p text:style-name="P1"/>
      <text:p text:style-name="P1">They contribute to the site's sense of consistency and order.</text:p>
      <text:p text:style-name="P1"/>
      <text:list xml:id="list451451048" text:continue-numbering="true" text:style-name="L1">
        <text:list-item>
          <text:p text:style-name="P3">How do the line spacings, sizes and weights contribute to or take away from the site's flow?</text:p>
        </text:list-item>
      </text:list>
      <text:p text:style-name="P1"/>
      <text:p text:style-name="P1">Even though there's a lot of content on the page, because of the line spacing, it manages to not seem too cluttered. <text:s/>The sizes and weights of the typographical elements around the page do emphasize their rank in regards to possible importance to the user, with headings having larger font sizes, and that's good, as they allow the user to be aware of his options as far as moving within the page and away from the page to another section of the site.</text:p>
      <text:p text:style-name="P1"/>
      <text:list xml:id="list1323824961" text:continue-numbering="true" text:style-name="L1">
        <text:list-item>
          <text:p text:style-name="P4">What would you improve to achieve a better hierarchy or flow? <text:s/>Perhaps I would make the Status, Photo/Video, Life Event section above where the user enters their new timeline post have a background of dark blue, like the top of the screen, so as to draw a little more attention to 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HelveticaNeue-Light, 'Helvetica Neue Light', 'Helvetica Neue', Helvetica, Arial, 'Lucida Grande',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an Camacho</meta:initial-creator>
    <meta:creation-date>2015-04-19T04:40:58</meta:creation-date>
    <dc:date>2015-04-28T12:00:00</dc:date>
    <dc:creator>Adan Camacho</dc:creator>
    <meta:editing-duration>PT11H49M5S</meta:editing-duration>
    <meta:editing-cycles>4</meta:editing-cycles>
    <meta:generator>OpenOffice/4.1.1$Unix OpenOffice.org_project/411m6$Build-9775</meta:generator>
    <meta:document-statistic meta:table-count="0" meta:image-count="0" meta:object-count="0" meta:page-count="2" meta:paragraph-count="23" meta:word-count="621" meta:character-count="3360"/>
  </office:meta>
</office:document-meta>
</file>